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568cm" fo:min-width="2.13cm"/>
    </style:style>
    <style:style style:name="gr2" style:family="graphic" style:parent-style-name="standard">
      <style:graphic-properties draw:stroke="none" draw:fill="solid" draw:fill-color="#83caff" draw:textarea-horizontal-align="justify" draw:textarea-vertical-align="middle" draw:auto-grow-height="false" fo:min-height="0.568cm" fo:min-width="2.13cm"/>
    </style:style>
    <style:style style:name="gr3" style:family="graphic" style:parent-style-name="standard">
      <style:graphic-properties draw:stroke="none" draw:fill="solid" draw:fill-color="#ffd320" draw:textarea-horizontal-align="justify" draw:textarea-vertical-align="middle" draw:auto-grow-height="false" fo:min-height="0.567cm" fo:min-width="2.13cm"/>
    </style:style>
    <style:style style:name="gr4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0.567cm" fo:min-width="2.13cm"/>
    </style:style>
    <style:style style:name="gr5" style:family="graphic" style:parent-style-name="standard">
      <style:graphic-properties svg:stroke-width="0.05cm" svg:stroke-color="#000000" draw:marker-start-width="0.38cm" draw:marker-end-width="0.38cm" draw:fill="solid" draw:fill-color="#ffffff" draw:textarea-horizontal-align="justify" draw:textarea-vertical-align="middle" draw:auto-grow-height="false" fo:min-height="0.518cm" fo:min-width="1.355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38cm" draw:marker-end-width="0.38cm" draw:fill="solid" draw:fill-color="#ffffff" draw:textarea-horizontal-align="justify" draw:textarea-vertical-align="middle" draw:auto-grow-height="false" fo:min-height="0.517cm" fo:min-width="1.355cm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cm" draw:marker-start-width="0.38cm" draw:marker-end-width="0.38cm" draw:fill="solid" draw:fill-color="#83caff" draw:textarea-horizontal-align="justify" draw:textarea-vertical-align="middle" draw:auto-grow-height="false" fo:min-height="0.518cm" fo:min-width="1.989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8cm" fo:min-width="2.743cm"/>
    </style:style>
    <style:style style:name="gr9" style:family="graphic" style:parent-style-name="standard">
      <style:graphic-properties svg:stroke-width="0.05cm" svg:stroke-color="#000000" draw:marker-start-width="0.38cm" draw:marker-end-width="0.38cm" draw:fill="solid" draw:fill-color="#ffffff" draw:textarea-horizontal-align="justify" draw:textarea-vertical-align="middle" draw:auto-grow-height="false" fo:min-height="0.518cm" fo:min-width="1.265cm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38cm" draw:marker-end-width="0.38cm" draw:fill="solid" draw:fill-color="#ffffff" draw:textarea-horizontal-align="justify" draw:textarea-vertical-align="middle" draw:auto-grow-height="false" fo:min-height="0.518cm" fo:min-width="2.985cm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marker-start-width="0.38cm" draw:marker-end-width="0.38cm" draw:fill="solid" draw:fill-color="#ffffff" draw:textarea-horizontal-align="justify" draw:textarea-vertical-align="middle" draw:auto-grow-height="false" fo:min-height="0.518cm" fo:min-width="0.449cm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solid" draw:fill-color="#ffd320" draw:textarea-horizontal-align="justify" draw:textarea-vertical-align="middle" draw:auto-grow-height="false" fo:min-height="0.567cm" fo:min-width="1.768cm"/>
    </style:style>
    <style:style style:name="gr13" style:family="graphic" style:parent-style-name="standard">
      <style:graphic-properties svg:stroke-width="0.05cm" svg:stroke-color="#000000" draw:marker-start-width="0.38cm" draw:marker-end-width="0.38cm" draw:fill="solid" draw:fill-color="#ffffff" draw:textarea-horizontal-align="justify" draw:textarea-vertical-align="middle" draw:auto-grow-height="false" fo:min-height="0.517cm" fo:min-width="7.515cm" fo:padding-top="0.15cm" fo:padding-bottom="0.15cm" fo:padding-left="0.275cm" fo:padding-right="0.275cm"/>
    </style:style>
    <style:style style:name="gr14" style:family="graphic" style:parent-style-name="standard">
      <style:graphic-properties draw:stroke="dash" draw:stroke-dash="Fine_20_Dashed" svg:stroke-width="0.02cm" draw:marker-start-width="0.24cm" draw:marker-end-width="0.24cm" svg:stroke-opacity="85%" draw:textarea-horizontal-align="center" fo:padding-top="0.135cm" fo:padding-bottom="0.135cm" fo:padding-left="0.26cm" fo:padding-right="0.2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cm" fo:min-width="2.743cm"/>
    </style:style>
    <style:style style:name="gr16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0.567cm" fo:min-width="1.76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9cm" fo:min-width="2.743cm"/>
    </style:style>
    <style:style style:name="gr18" style:family="graphic" style:parent-style-name="standard">
      <style:graphic-properties svg:stroke-width="0.05cm" draw:marker-start-width="0.275cm" draw:marker-end-width="0.275cm" draw:textarea-horizontal-align="center" fo:padding-top="0.15cm" fo:padding-bottom="0.15cm" fo:padding-left="0.275cm" fo:padding-right="0.275cm"/>
    </style:style>
    <style:style style:name="gr19" style:family="graphic" style:parent-style-name="standard">
      <style:graphic-properties draw:stroke="dash" draw:stroke-dash="Fine_20_Dashed" svg:stroke-width="0.02cm" draw:marker-start-width="0.25cm" draw:marker-end-width="0.25cm" svg:stroke-opacity="85%" draw:textarea-horizontal-align="center" fo:padding-top="0.135cm" fo:padding-bottom="0.135cm" fo:padding-left="0.26cm" fo:padding-right="0.26cm"/>
    </style:style>
    <style:style style:name="gr20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.568cm" fo:min-width="2.13cm"/>
    </style:style>
    <style:style style:name="gr21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.568cm" fo:min-width="1.768cm"/>
    </style:style>
    <style:style style:name="gr22" style:family="graphic" style:parent-style-name="standard">
      <style:graphic-properties svg:stroke-width="0.05cm" svg:stroke-color="#000000" draw:marker-start-width="0.38cm" draw:marker-end-width="0.38cm" draw:fill="solid" draw:fill-color="#ffffff" draw:textarea-horizontal-align="justify" draw:textarea-vertical-align="middle" draw:auto-grow-height="false" fo:min-height="0.518cm" fo:min-width="7.515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420e"/>
      <style:paragraph-properties fo:text-align="center"/>
      <style:text-properties style:font-name="Hack1" fo:font-size="10pt" fo:font-weight="bold" style:font-size-asian="8pt" style:font-weight-asian="bold" style:font-size-complex="8pt" style:font-weight-complex="bold"/>
    </style:style>
    <style:style style:name="P3" style:family="paragraph">
      <loext:graphic-properties draw:fill="solid" draw:fill-color="#83caff"/>
      <style:paragraph-properties fo:text-align="center"/>
      <style:text-properties style:font-name="Hack1" fo:font-size="10pt" fo:font-weight="bold" style:font-size-asian="8pt" style:font-weight-asian="bold" style:font-size-complex="8pt" style:font-weight-complex="bold"/>
    </style:style>
    <style:style style:name="P4" style:family="paragraph">
      <loext:graphic-properties draw:fill="solid" draw:fill-color="#ffd320"/>
      <style:paragraph-properties fo:text-align="center"/>
      <style:text-properties style:font-name="Hack1" fo:font-size="10pt" fo:font-weight="bold" style:font-size-asian="9pt" style:font-weight-asian="bold" style:font-size-complex="9pt" style:font-weight-complex="bold"/>
    </style:style>
    <style:style style:name="P5" style:family="paragraph">
      <loext:graphic-properties draw:fill="solid" draw:fill-color="#c5000b"/>
      <style:paragraph-properties fo:text-align="center"/>
      <style:text-properties fo:color="#ffffff" style:font-name="Hack1" fo:font-size="10pt" fo:font-weight="bold" style:font-size-asian="9pt" style:font-weight-asian="bold" style:font-size-complex="9pt" style:font-weight-complex="bold"/>
    </style:style>
    <style:style style:name="P6" style:family="paragraph">
      <loext:graphic-properties draw:fill="solid" draw:fill-color="#ffffff"/>
      <style:paragraph-properties fo:text-align="center"/>
      <style:text-properties fo:color="#ff420e" style:font-name="Hack1" fo:font-size="10pt" fo:font-weight="bold" style:font-size-asian="8pt" style:font-weight-asian="bold" style:font-size-complex="8pt" style:font-weight-complex="bold"/>
    </style:style>
    <style:style style:name="P7" style:family="paragraph">
      <loext:graphic-properties draw:fill="solid" draw:fill-color="#ffffff"/>
      <style:paragraph-properties fo:text-align="center"/>
      <style:text-properties fo:color="#0084d1" style:font-name="Hack1" fo:font-size="10pt" fo:font-weight="bold" style:font-size-asian="8pt" style:font-weight-asian="bold" style:font-size-complex="8pt" style:font-weight-complex="bold"/>
    </style:style>
    <style:style style:name="P8" style:family="paragraph">
      <loext:graphic-properties draw:fill="solid" draw:fill-color="#ffffff"/>
      <style:paragraph-properties fo:text-align="center"/>
      <style:text-properties fo:color="#c5000b" style:font-name="Hack1" fo:font-size="10pt" fo:font-weight="bold" style:font-size-asian="8pt" style:font-weight-asian="bold" style:font-size-complex="8pt" style:font-weight-complex="bold"/>
    </style:style>
    <style:style style:name="P9" style:family="paragraph">
      <loext:graphic-properties draw:fill="solid" draw:fill-color="#ffffff"/>
      <style:paragraph-properties fo:text-align="center"/>
      <style:text-properties fo:color="#ff950e" style:font-name="Hack1" fo:font-size="10pt" fo:text-shadow="none" fo:font-weight="bold" style:font-size-asian="8pt" style:font-weight-asian="bold" style:font-size-complex="8pt" style:font-weight-complex="bold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style:font-name="Hack1" fo:font-size="8pt" fo:font-weight="bold" style:font-size-asian="8pt" style:font-weight-asian="bold" style:font-size-complex="8pt" style:font-weight-complex="bold"/>
    </style:style>
    <style:style style:name="P12" style:family="paragraph">
      <loext:graphic-properties draw:fill="solid" draw:fill-color="#ffffff"/>
      <style:paragraph-properties fo:text-align="center"/>
      <style:text-properties fo:color="#000000" style:font-name="Hack1" fo:font-size="10pt" fo:font-weight="bold" style:font-size-asian="8pt" style:font-weight-asian="bold" style:font-size-complex="8pt" style:font-weight-complex="bold"/>
    </style:style>
    <style:style style:name="P13" style:family="paragraph">
      <loext:graphic-properties draw:fill="solid" draw:fill-color="#ffd320"/>
      <style:paragraph-properties fo:text-align="center"/>
      <style:text-properties style:font-name="Hack1" fo:font-size="10pt" fo:font-weight="bold" style:font-size-asian="8pt" style:font-weight-asian="bold" style:font-size-complex="8pt" style:font-weight-complex="bold"/>
    </style:style>
    <style:style style:name="P14" style:family="paragraph">
      <style:paragraph-properties fo:text-align="center"/>
      <style:text-properties style:font-name="Hack1" fo:font-size="12pt" style:font-size-asian="14pt" style:font-size-complex="14pt"/>
    </style:style>
    <style:style style:name="P15" style:family="paragraph">
      <loext:graphic-properties draw:fill="solid" draw:fill-color="#c5000b"/>
      <style:paragraph-properties fo:text-align="center"/>
      <style:text-properties fo:color="#ffffff" style:font-name="Hack1" fo:font-size="10pt" fo:font-weight="bold" style:font-size-asian="8pt" style:font-weight-asian="bold" style:font-size-complex="8pt" style:font-weight-complex="bold"/>
    </style:style>
    <style:style style:name="P16" style:family="paragraph">
      <loext:graphic-properties draw:fill="solid" draw:fill-color="#579d1c"/>
      <style:paragraph-properties fo:text-align="center"/>
      <style:text-properties fo:color="#ffffff" style:font-name="Hack1" fo:font-size="10pt" fo:text-shadow="none" fo:font-weight="bold" style:font-size-asian="9pt" style:font-weight-asian="bold" style:font-size-complex="9pt" style:font-weight-complex="bold"/>
    </style:style>
    <style:style style:name="P17" style:family="paragraph">
      <loext:graphic-properties draw:fill="solid" draw:fill-color="#ffffff"/>
      <style:paragraph-properties fo:text-align="center"/>
      <style:text-properties fo:color="#579d1c" style:font-name="Hack1" fo:font-size="10pt" fo:font-weight="bold" style:font-size-asian="8pt" style:font-weight-asian="bold" style:font-size-complex="8pt" style:font-weight-complex="bold"/>
    </style:style>
    <style:style style:name="P18" style:family="paragraph">
      <loext:graphic-properties draw:fill="solid" draw:fill-color="#579d1c"/>
      <style:paragraph-properties fo:text-align="center"/>
      <style:text-properties fo:color="#ffffff" style:font-name="Hack1" fo:font-size="10pt" fo:text-shadow="none" fo:font-weight="bold" style:font-size-asian="8pt" style:font-weight-asian="bold" style:font-size-complex="8pt" style:font-weight-complex="bold"/>
    </style:style>
    <style:style style:name="T1" style:family="text">
      <style:text-properties style:font-name="Hack1" fo:font-size="10pt" fo:font-weight="bold" style:font-size-asian="8pt" style:font-weight-asian="bold" style:font-size-complex="8pt" style:font-weight-complex="bold"/>
    </style:style>
    <style:style style:name="T2" style:family="text">
      <style:text-properties style:font-name="Hack1" fo:font-size="10pt" fo:font-weight="bold" style:font-size-asian="9pt" style:font-weight-asian="bold" style:font-size-complex="9pt" style:font-weight-complex="bold"/>
    </style:style>
    <style:style style:name="T3" style:family="text">
      <style:text-properties fo:color="#ffffff" style:font-name="Hack1" fo:font-size="10pt" fo:font-weight="bold" style:font-size-asian="9pt" style:font-weight-asian="bold" style:font-size-complex="9pt" style:font-weight-complex="bold"/>
    </style:style>
    <style:style style:name="T4" style:family="text">
      <style:text-properties fo:color="#ff420e" style:font-name="Hack1" fo:font-size="10pt" fo:font-weight="bold" style:font-size-asian="8pt" style:font-weight-asian="bold" style:font-size-complex="8pt" style:font-weight-complex="bold"/>
    </style:style>
    <style:style style:name="T5" style:family="text">
      <style:text-properties fo:color="#0084d1" style:font-name="Hack1" fo:font-size="10pt" fo:font-weight="bold" style:font-size-asian="8pt" style:font-weight-asian="bold" style:font-size-complex="8pt" style:font-weight-complex="bold"/>
    </style:style>
    <style:style style:name="T6" style:family="text">
      <style:text-properties fo:color="#c5000b" style:font-name="Hack1" fo:font-size="10pt" fo:font-weight="bold" style:font-size-asian="8pt" style:font-weight-asian="bold" style:font-size-complex="8pt" style:font-weight-complex="bold"/>
    </style:style>
    <style:style style:name="T7" style:family="text">
      <style:text-properties fo:color="#ff950e" style:font-name="Hack1" fo:font-size="10pt" fo:text-shadow="none" fo:font-weight="bold" style:font-size-asian="8pt" style:font-weight-asian="bold" style:font-size-complex="8pt" style:font-weight-complex="bold"/>
    </style:style>
    <style:style style:name="T8" style:family="text">
      <style:text-properties style:font-name="Hack1" fo:font-size="8pt" fo:font-weight="bold" style:font-size-asian="8pt" style:font-weight-asian="bold" style:font-size-complex="8pt" style:font-weight-complex="bold"/>
    </style:style>
    <style:style style:name="T9" style:family="text">
      <style:text-properties fo:color="#000000" style:font-name="Hack1" fo:font-size="10pt" fo:font-weight="bold" style:font-size-asian="8pt" style:font-weight-asian="bold" style:font-size-complex="8pt" style:font-weight-complex="bold"/>
    </style:style>
    <style:style style:name="T10" style:family="text">
      <style:text-properties fo:color="#ffffff" style:font-name="Hack1" fo:font-size="10pt" fo:font-weight="bold" style:font-size-asian="8pt" style:font-weight-asian="bold" style:font-size-complex="8pt" style:font-weight-complex="bold"/>
    </style:style>
    <style:style style:name="T11" style:family="text">
      <style:text-properties fo:color="#ffffff" style:font-name="Hack1" fo:font-size="10pt" fo:text-shadow="none" fo:font-weight="bold" style:font-size-asian="9pt" style:font-weight-asian="bold" style:font-size-complex="9pt" style:font-weight-complex="bold"/>
    </style:style>
    <style:style style:name="T12" style:family="text">
      <style:text-properties fo:color="#579d1c" style:font-name="Hack1" fo:font-size="10pt" fo:font-weight="bold" style:font-size-asian="8pt" style:font-weight-asian="bold" style:font-size-complex="8pt" style:font-weight-complex="bold"/>
    </style:style>
    <style:style style:name="T13" style:family="text">
      <style:text-properties fo:color="#ffffff" style:font-name="Hack1" fo:font-size="10pt" fo:text-shadow="none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718cm" svg:height="0.906cm" svg:x="2.193cm" svg:y="8.894cm">
          <text:p text:style-name="P1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718cm" svg:height="0.906cm" svg:x="2.193cm" svg:y="7.083cm">
          <text:p text:style-name="P1"><text:span text:style-name="T1">liaison</text:span></text:p>
          <text:p text:style-name="P1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.718cm" svg:height="0.905cm" svg:x="2.193cm" svg:y="5.091cm">
          <text:p text:style-name="P1"><text:span text:style-name="T2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718cm" svg:height="0.905cm" svg:x="2.193cm" svg:y="2.555cm">
          <text:p text:style-name="P1"><text:span text:style-name="T3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1.993cm" svg:height="0.906cm" svg:x="0.2cm" svg:y="8.894cm">
          <text:p text:style-name="P1"><text:span text:style-name="T4">b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1.993cm" svg:height="0.906cm" svg:x="0.2cm" svg:y="7.083cm">
          <text:p text:style-name="P1"><text:span text:style-name="T5">tr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1.993cm" svg:height="0.905cm" svg:x="0.2cm" svg:y="2.555cm">
          <text:p text:style-name="P1"><text:span text:style-name="T6">se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1.993cm" svg:height="0.905cm" svg:x="0.2cm" svg:y="5.091cm">
          <text:p text:style-name="P1"><text:span text:style-name="T7">paqu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627cm" svg:height="0.906cm" svg:x="7.719cm" svg:y="7.083cm">
          <text:p text:style-name="P1"><text:span text:style-name="T1">adresse MAC</text:span></text:p>
          <text:p text:style-name="P1"><text:span text:style-name="T1">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288cm" svg:height="0.618cm" svg:x="5.273cm" svg:y="7.989cm">
          <draw:text-box>
            <text:p text:style-name="P10"><text:span text:style-name="T8">6 octets</text:span></text:p>
          </draw:text-box>
        </draw:frame>
        <draw:custom-shape draw:style-name="gr9" draw:text-style-name="P7" draw:layer="layout" svg:width="1.903cm" svg:height="0.906cm" svg:x="10.346cm" svg:y="7.083cm">
          <text:p text:style-name="P1"><text:span text:style-name="T5">type/</text:span></text:p>
          <text:p text:style-name="P1"><text:span text:style-name="T5">longueu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3.623cm" svg:height="0.906cm" svg:x="12.249cm" svg:y="7.083cm">
          <text:p text:style-name="P1"><text:span text:style-name="T9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1.087cm" svg:height="0.906cm" svg:x="15.872cm" svg:y="7.083cm">
          <text:p text:style-name="P1"><text:span text:style-name="T5">F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2.356cm" svg:height="0.905cm" svg:x="6.541cm" svg:y="5.091cm">
          <text:p text:style-name="P1"><text:span text:style-name="T1">en-tête 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8.153cm" svg:height="0.905cm" svg:x="8.897cm" svg:y="5.091cm">
          <text:p text:style-name="P1"><text:span text:style-name="T9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4" draw:layer="layout" svg:x1="16.937cm" svg:y1="5.981cm" svg:x2="15.623cm" svg:y2="7.128cm">
          <text:p/>
        </draw:line>
        <draw:frame draw:style-name="gr15" draw:text-style-name="P11" draw:layer="layout" svg:width="8.04cm" svg:height="1.01cm" svg:x="8.738cm" svg:y="3.975cm">
          <draw:text-box>
            <text:p text:style-name="P10"><text:span text:style-name="T8">MTU: Maximum Transmit Unit = 1500 octets</text:span></text:p>
          </draw:text-box>
        </draw:frame>
        <draw:custom-shape draw:style-name="gr16" draw:text-style-name="P15" draw:layer="layout" svg:width="2.356cm" svg:height="0.905cm" svg:x="6.541cm" svg:y="2.555cm">
          <text:p text:style-name="P1"><text:span text:style-name="T10">en-tête</text:span></text:p>
          <text:p text:style-name="P1"><text:span text:style-name="T10">TCP ou UD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1" draw:layer="layout" svg:width="4.349cm" svg:height="0.619cm" svg:x="6.428cm" svg:y="3.382cm">
          <draw:text-box>
            <text:p text:style-name="P10"><text:span text:style-name="T8">20 octets + options</text:span></text:p>
          </draw:text-box>
        </draw:frame>
        <draw:custom-shape draw:style-name="gr13" draw:text-style-name="P12" draw:layer="layout" svg:width="8.153cm" svg:height="0.905cm" svg:x="8.897cm" svg:y="2.555cm">
          <text:p text:style-name="P1"><text:span text:style-name="T9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4" draw:layer="measurelines" svg:x1="6.541cm" svg:y1="4.819cm" svg:x2="17.05cm" svg:y2="4.819cm">
          <text:p/>
        </draw:line>
        <draw:frame draw:style-name="gr15" draw:text-style-name="P11" draw:layer="measurelines" svg:width="9.082cm" svg:height="1.01cm" svg:x="7.968cm" svg:y="1.507cm">
          <draw:text-box>
            <text:p text:style-name="P10"><text:span text:style-name="T8">MSS: Maximum Segment Size : 1440 à 1480 octets</text:span></text:p>
          </draw:text-box>
        </draw:frame>
        <draw:line draw:style-name="gr19" draw:text-style-name="P14" draw:layer="measurelines" svg:x1="6.677cm" svg:y1="6.026cm" svg:x2="12.09cm" svg:y2="7.06cm">
          <text:p/>
        </draw:line>
        <draw:custom-shape draw:style-name="gr20" draw:text-style-name="P16" draw:layer="measurelines" svg:width="2.718cm" svg:height="0.906cm" svg:x="2.193cm" svg:y="0.2cm">
          <text:p text:style-name="P1"><text:span text:style-name="T11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7" draw:layer="measurelines" svg:width="1.993cm" svg:height="0.906cm" svg:x="0.2cm" svg:y="0.2cm">
          <text:p text:style-name="P1"><text:span text:style-name="T12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8" draw:layer="measurelines" svg:width="2.356cm" svg:height="0.906cm" svg:x="6.541cm" svg:y="0.2cm">
          <text:p text:style-name="P1"><text:span text:style-name="T13">en-tête</text:span></text:p>
          <text:p text:style-name="P1"><text:span text:style-name="T13">protoc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2" draw:layer="measurelines" svg:width="8.153cm" svg:height="0.906cm" svg:x="8.897cm" svg:y="0.2cm">
          <text:p text:style-name="P1"><text:span text:style-name="T9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4" draw:layer="measurelines" svg:x1="6.632cm" svg:y1="1.106cm" svg:x2="8.942cm" svg:y2="2.6cm">
          <text:p/>
        </draw:line>
        <draw:line draw:style-name="gr14" draw:text-style-name="P14" draw:layer="measurelines" svg:x1="6.677cm" svg:y1="3.46cm" svg:x2="8.896cm" svg:y2="5.113cm">
          <text:p/>
        </draw:line>
        <draw:line draw:style-name="gr14" draw:text-style-name="P14" draw:layer="measurelines" svg:x1="16.96cm" svg:y1="3.46cm" svg:x2="16.937cm" svg:y2="5.09cm">
          <text:p/>
        </draw:line>
        <draw:line draw:style-name="gr14" draw:text-style-name="P14" draw:layer="measurelines" svg:x1="16.959cm" svg:y1="1.088cm" svg:x2="16.959cm" svg:y2="2.533cm">
          <text:p/>
        </draw:line>
        <draw:line draw:style-name="gr18" draw:text-style-name="P14" draw:layer="measurelines" svg:x1="5.16cm" svg:y1="9.46cm" svg:x2="16.96cm" svg:y2="9.465cm">
          <text:p/>
        </draw:line>
        <draw:frame draw:style-name="gr8" draw:text-style-name="P11" draw:layer="measurelines" svg:width="2.785cm" svg:height="0.618cm" svg:x="9.554cm" svg:y="8.862cm">
          <draw:text-box>
            <text:p text:style-name="P10"><text:span text:style-name="T8">1518 octets</text:span></text:p>
          </draw:text-box>
        </draw:frame>
        <draw:custom-shape draw:style-name="gr7" draw:text-style-name="P3" draw:layer="layout" svg:width="2.627cm" svg:height="0.906cm" svg:x="5.092cm" svg:y="7.083cm">
          <text:p text:style-name="P1"><text:span text:style-name="T1">adresse MAC</text:span></text:p>
          <text:p text:style-name="P1"><text:span text:style-name="T1">dest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1" draw:layer="layout" svg:width="2.377cm" svg:height="0.619cm" svg:x="7.901cm" svg:y="7.989cm">
          <draw:text-box>
            <text:p text:style-name="P10"><text:span text:style-name="T8">6 octets</text:span></text:p>
          </draw:text-box>
        </draw:frame>
        <draw:frame draw:style-name="gr15" draw:text-style-name="P11" draw:layer="layout" svg:width="2.286cm" svg:height="1.01cm" svg:x="10.166cm" svg:y="7.598cm">
          <draw:text-box>
            <text:p text:style-name="P10"><text:span text:style-name="T8">2 octets</text:span></text:p>
          </draw:text-box>
        </draw:frame>
        <draw:frame draw:style-name="gr8" draw:text-style-name="P11" draw:layer="layout" svg:width="2.198cm" svg:height="0.618cm" svg:x="15.102cm" svg:y="7.99cm">
          <draw:text-box>
            <text:p text:style-name="P10"><text:span text:style-name="T8">4 octets</text:span></text:p>
          </draw:text-box>
        </draw:frame>
        <draw:frame draw:style-name="gr8" draw:text-style-name="P11" draw:layer="layout" svg:width="2.423cm" svg:height="0.618cm" svg:x="6.723cm" svg:y="5.914cm">
          <draw:text-box>
            <text:p text:style-name="P10"><text:span text:style-name="T8">20 octets</text:span></text:p>
          </draw:text-box>
        </draw:frame>
        <draw:line draw:style-name="gr18" draw:text-style-name="P14" draw:layer="layout" svg:x1="6.541cm" svg:y1="2.374cm" svg:x2="17.05cm" svg:y2="2.37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xx" style:country-asian="none" style:font-name-complex="Bitstream Vera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="Dimension_20_Lines" draw:marker-start-width="0.3cm" draw:marker-start-center="false" draw:marker-end="Dimension_20_Lines" draw:marker-end-width="0.3cm" draw:marker-end-center="false" draw:fill="solid" draw:fill-color="#99ccff" draw:fill-gradient-name="Gradient_20_7" draw:fill-hatch-name="Hatch_20_4" draw:fill-image-name="Bitmape_20_5" draw:opacity="100%" draw:fill-image-width="0cm" draw:fill-image-height="0cm" draw:textarea-vertical-align="botto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1-26T21:43:24</meta:creation-date>
    <dc:date>2017-02-22T18:49:39.386864926</dc:date>
    <meta:editing-duration>PT8H9M42S</meta:editing-duration>
    <meta:editing-cycles>39</meta:editing-cycles>
    <meta:generator>LibreOffice/5.2.5.1$Linux_X86_64 LibreOffice_project/20m0$Build-1</meta:generator>
    <meta:print-date>2015-01-05T12:09:00.700836778</meta:print-date>
    <meta:printed-by>Philippe Latu</meta:printed-by>
    <dc:creator>Philippe Latu</dc:creator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